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paragraph-rsid="0015200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 Light" fo:font-weight="bold" officeooo:rsid="00152002" officeooo:paragraph-rsid="00152002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weight="bold" officeooo:rsid="00152002" officeooo:paragraph-rsid="00152002" style:font-weight-asian="bold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" fo:font-size="10.5pt" fo:font-weight="normal" officeooo:rsid="0015ba99" officeooo:paragraph-rsid="0015ba99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5ba99"/>
    </style:style>
    <style:style style:name="P6" style:family="paragraph" style:parent-style-name="Standard" style:list-style-name="L1">
      <style:paragraph-properties fo:line-height="115%" fo:text-align="start" style:justify-single-word="false"/>
      <style:text-properties officeooo:paragraph-rsid="0016405d"/>
    </style:style>
    <style:style style:name="P7" style:family="paragraph" style:parent-style-name="Standard" style:list-style-name="L1">
      <style:paragraph-properties fo:line-height="115%" fo:text-align="start" style:justify-single-word="false"/>
      <style:text-properties officeooo:paragraph-rsid="00192473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92473"/>
    </style:style>
    <style:style style:name="P9" style:family="paragraph" style:parent-style-name="Standard">
      <style:paragraph-properties fo:line-height="115%" fo:text-align="start" style:justify-single-word="false"/>
      <style:text-properties style:font-name="Calibri Light" fo:font-size="10.5pt" fo:font-weight="normal" officeooo:rsid="0016405d" officeooo:paragraph-rsid="0016405d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style:font-name="Calibri Light" fo:font-size="10.5pt" fo:font-weight="normal" officeooo:rsid="0016405d" officeooo:paragraph-rsid="00192473" style:font-size-asian="10.5pt" style:font-weight-asian="normal" style:font-size-complex="10.5pt" style:font-weight-complex="normal"/>
    </style:style>
    <style:style style:name="P11" style:family="paragraph" style:parent-style-name="Standard" style:list-style-name="L1">
      <style:paragraph-properties fo:line-height="115%" fo:text-align="start" style:justify-single-word="false"/>
      <style:text-properties style:font-name="Calibri Light" fo:font-size="10.5pt" fo:font-weight="normal" officeooo:rsid="0015ba99" officeooo:paragraph-rsid="00192473" style:font-size-asian="10.5pt" style:font-weight-asian="normal" style:font-size-complex="10.5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ibri Light" fo:font-size="6pt" fo:font-weight="normal" officeooo:rsid="0015ba99" officeooo:paragraph-rsid="0015ba99" style:font-size-asian="5.25pt" style:font-weight-asian="normal" style:font-size-complex="6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 Light" fo:font-size="6pt" fo:font-weight="normal" officeooo:rsid="0015ba99" officeooo:paragraph-rsid="00192473" style:font-size-asian="5.25pt" style:font-weight-asian="normal" style:font-size-complex="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 Light" fo:font-weight="bold" officeooo:rsid="00152002" style:font-weight-asian="bold" style:font-weight-complex="bold"/>
    </style:style>
    <style:style style:name="T3" style:family="text">
      <style:text-properties style:font-name="Calibri Light" fo:font-weight="bold" officeooo:rsid="00192473" style:font-weight-asian="bold" style:font-weight-complex="bold"/>
    </style:style>
    <style:style style:name="T4" style:family="text">
      <style:text-properties style:font-name="Calibri Light" fo:font-weight="normal" officeooo:rsid="00152002" style:font-weight-asian="normal" style:font-weight-complex="normal"/>
    </style:style>
    <style:style style:name="T5" style:family="text">
      <style:text-properties style:font-name="Calibri Light" fo:font-weight="normal" officeooo:rsid="0015ba99" style:font-weight-asian="normal" style:font-weight-complex="normal"/>
    </style:style>
    <style:style style:name="T6" style:family="text">
      <style:text-properties style:font-name="Calibri Light" fo:font-weight="normal" officeooo:rsid="0016405d" style:font-weight-asian="normal" style:font-weight-complex="normal"/>
    </style:style>
    <style:style style:name="T7" style:family="text">
      <style:text-properties style:font-name="Calibri Light" fo:font-weight="normal" officeooo:rsid="0017e8d6" style:font-weight-asian="normal" style:font-weight-complex="normal"/>
    </style:style>
    <style:style style:name="T8" style:family="text">
      <style:text-properties style:font-name="Calibri Light" fo:font-weight="normal" officeooo:rsid="00192473" style:font-weight-asian="normal" style:font-weight-complex="normal"/>
    </style:style>
    <style:style style:name="T9" style:family="text">
      <style:text-properties style:font-name="Calibri Light" fo:font-size="10.5pt" fo:font-weight="normal" officeooo:rsid="00152002" style:font-size-asian="10.5pt" style:font-weight-asian="normal" style:font-size-complex="10.5pt" style:font-weight-complex="normal"/>
    </style:style>
    <style:style style:name="T10" style:family="text">
      <style:text-properties style:font-name="Calibri Light" fo:font-size="10.5pt" fo:font-weight="normal" officeooo:rsid="0015ba99" style:font-size-asian="10.5pt" style:font-weight-asian="normal" style:font-size-complex="10.5pt" style:font-weight-complex="normal"/>
    </style:style>
    <style:style style:name="T11" style:family="text">
      <style:text-properties style:font-name="Calibri Light" fo:font-size="10.5pt" fo:font-weight="normal" officeooo:rsid="0016405d" style:font-size-asian="10.5pt" style:font-weight-asian="normal" style:font-size-complex="10.5pt" style:font-weight-complex="normal"/>
    </style:style>
    <style:style style:name="T12" style:family="text">
      <style:text-properties style:font-name="Calibri Light" fo:font-size="10.5pt" fo:font-weight="normal" officeooo:rsid="00192473" style:font-size-asian="10.5pt" style:font-weight-asian="normal" style:font-size-complex="10.5pt" style:font-weight-complex="normal"/>
    </style:style>
    <style:style style:name="T13" style:family="text">
      <style:text-properties officeooo:rsid="0016405d"/>
    </style:style>
    <style:style style:name="T14" style:family="text">
      <style:text-properties officeooo:rsid="00152002"/>
    </style:style>
    <style:style style:name="T15" style:family="text">
      <style:text-properties officeooo:rsid="0019247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<text:span text:style-name="T13">Complejos </text:span>- Sistemas Raid</text:p>
      <text:p text:style-name="P1"/>
      <text:p text:style-name="P3"><text:span text:style-name="T1">Realiza los siguientes ejercicios </text:span>utilizando el menor número de discos<text:span text:style-name="T1"> posibles que permita cada nivel.</text:span></text:p>
      <text:p text:style-name="P3"/>
      <text:p text:style-name="P5"><text:span text:style-name="T2">Ejercicio 1.- </text:span><text:span text:style-name="T4">Dibuja la estructura de un sistema RAID </text:span><text:span text:style-name="T7">3</text:span><text:span text:style-name="T6">+</text:span><text:span text:style-name="T7">1</text:span><text:span text:style-name="T6">+</text:span><text:span text:style-name="T7">0</text:span><text:span text:style-name="T4"> que almacene </text:span><text:span text:style-name="T5">los siguientes </text:span><text:span text:style-name="T4">datos:</text:span></text:p>
      <text:list xml:id="list919533162" text:style-name="L1">
        <text:list-item>
          <text:p text:style-name="P6"><text:span text:style-name="T9">B</text:span><text:span text:style-name="T10">loque A: A1 – A</text:span><text:span text:style-name="T11">6</text:span></text:p>
        </text:list-item>
        <text:list-item>
          <text:p text:style-name="P6"><text:span text:style-name="T9">B</text:span><text:span text:style-name="T10">loque B: B1 – B</text:span><text:span text:style-name="T11">6</text:span></text:p>
        </text:list-item>
        <text:list-item>
          <text:p text:style-name="P6"><text:span text:style-name="T9">B</text:span><text:span text:style-name="T10">loque C: C1 – C</text:span><text:span text:style-name="T11">6</text:span></text:p>
        </text:list-item>
      </text:list>
      <text:p text:style-name="P9"/>
      <text:list xml:id="list84736204871531" text:continue-numbering="true" text:style-name="L1">
        <text:list-header>
          <text:p text:style-name="P12"/>
        </text:list-header>
      </text:list>
      <text:p text:style-name="P5"><text:span text:style-name="T2">Ejercicio 2.-</text:span><text:span text:style-name="T4"> Dibuja la estructura de un sistema RAID </text:span><text:span text:style-name="T7">5</text:span><text:span text:style-name="T6">+</text:span><text:span text:style-name="T7">0</text:span><text:span text:style-name="T6">+</text:span><text:span text:style-name="T7">1</text:span><text:span text:style-name="T4"> que almacene </text:span><text:span text:style-name="T5">los siguientes </text:span><text:span text:style-name="T4">datos:</text:span></text:p>
      <text:list xml:id="list84737457290362" text:continue-numbering="true" text:style-name="L1">
        <text:list-item>
          <text:p text:style-name="P6"><text:span text:style-name="T9">B</text:span><text:span text:style-name="T10">loque A: A1 – A</text:span><text:span text:style-name="T12">3</text:span></text:p>
        </text:list-item>
        <text:list-item>
          <text:p text:style-name="P6"><text:span text:style-name="T9">B</text:span><text:span text:style-name="T10">loque B: B1 – B</text:span><text:span text:style-name="T12">5</text:span></text:p>
        </text:list-item>
        <text:list-item>
          <text:p text:style-name="P6"><text:span text:style-name="T9">B</text:span><text:span text:style-name="T10">loque C: C1 – C</text:span><text:span text:style-name="T12">7</text:span></text:p>
        </text:list-item>
      </text:list>
      <text:p text:style-name="P9"/>
      <text:p text:style-name="P4"/>
      <text:p text:style-name="P8"><text:span text:style-name="T2">Ejercicio </text:span><text:span text:style-name="T3">3</text:span><text:span text:style-name="T2">.- </text:span><text:span text:style-name="T4">Dibuja la estructura de un sistema RAID </text:span><text:span text:style-name="T7">3</text:span><text:span text:style-name="T6">+</text:span><text:span text:style-name="T7">1</text:span><text:span text:style-name="T6">+</text:span><text:span text:style-name="T8">1</text:span><text:span text:style-name="T4"> que almacene </text:span><text:span text:style-name="T5">los siguientes </text:span><text:span text:style-name="T4">datos:</text:span></text:p>
      <text:list xml:id="list84737430348985" text:continue-numbering="true" text:style-name="L1">
        <text:list-item>
          <text:p text:style-name="P7"><text:span text:style-name="T9">B</text:span><text:span text:style-name="T10">loque A: A1 – A</text:span><text:span text:style-name="T11">6</text:span></text:p>
        </text:list-item>
        <text:list-item>
          <text:p text:style-name="P7"><text:span text:style-name="T9">B</text:span><text:span text:style-name="T10">loque B: B1 – B</text:span><text:span text:style-name="T12">3</text:span></text:p>
        </text:list-item>
        <text:list-item>
          <text:p text:style-name="P7"><text:span text:style-name="T9">B</text:span><text:span text:style-name="T10">loque C: C1 – C</text:span><text:span text:style-name="T12">5</text:span></text:p>
        </text:list-item>
      </text:list>
      <text:p text:style-name="P10"/>
      <text:list xml:id="list84737019316247" text:continue-numbering="true" text:style-name="L1">
        <text:list-header>
          <text:p text:style-name="P13"/>
        </text:list-header>
      </text:list>
      <text:p text:style-name="P8"><text:span text:style-name="T2">Ejercicio </text:span><text:span text:style-name="T3">4</text:span><text:span text:style-name="T2">.-</text:span><text:span text:style-name="T4"> Dibuja la estructura de un sistema RAID </text:span><text:span text:style-name="T7">5</text:span><text:span text:style-name="T6">+</text:span><text:span text:style-name="T7">0</text:span><text:span text:style-name="T6">+</text:span><text:span text:style-name="T8">0</text:span><text:span text:style-name="T4"> que almacene </text:span><text:span text:style-name="T5">los siguientes </text:span><text:span text:style-name="T4">datos:</text:span></text:p>
      <text:list xml:id="list84736182639910" text:continue-numbering="true" text:style-name="L1">
        <text:list-item>
          <text:p text:style-name="P7"><text:span text:style-name="T9">B</text:span><text:span text:style-name="T10">loque A: A1 – A</text:span><text:span text:style-name="T12">4</text:span></text:p>
        </text:list-item>
        <text:list-item>
          <text:p text:style-name="P7"><text:span text:style-name="T9">B</text:span><text:span text:style-name="T10">loque B: B1 – B</text:span><text:span text:style-name="T12">6</text:span></text:p>
        </text:list-item>
        <text:list-item>
          <text:p text:style-name="P11"><text:span text:style-name="T14">B</text:span>loque C: C1 – C<text:span text:style-name="T15">8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4T12:38:20.547000000</meta:creation-date>
    <dc:date>2022-12-21T08:47:35.629000000</dc:date>
    <meta:editing-duration>PT26M43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20" meta:word-count="142" meta:character-count="733" meta:non-whitespace-character-count="611"/>
  </office:meta>
</office:document-meta>
</file>